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26in"/>
    </style:style>
    <style:style style:name="co3" style:family="table-column">
      <style:table-column-properties fo:break-before="auto" style:column-width="1.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5" style:family="table-cell" style:parent-style-name="Default" style:data-style-name="N41"/>
    <style:style style:name="ce6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_id</text:p>
          </table:table-cell>
          <table:table-cell office:value-type="string" calcext:value-type="string">
            <text:p>meal_time</text:p>
          </table:table-cell>
          <table:table-cell office:value-type="string" calcext:value-type="string">
            <text:p>meal_date</text:p>
          </table:table-cell>
          <table:table-cell office:value-type="string" calcext:value-type="string">
            <text:p>meal_weight (g)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0M00S" calcext:value-type="time">
            <text:p>00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5M00S" calcext:value-type="time">
            <text:p>00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10M00S" calcext:value-type="time">
            <text:p>00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1H00M00S" calcext:value-type="time">
            <text:p>01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1H05M00S" calcext:value-type="time">
            <text:p>01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1H10M00S" calcext:value-type="time">
            <text:p>01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2H00M00S" calcext:value-type="time">
            <text:p>02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2H05M00S" calcext:value-type="time">
            <text:p>02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2H10M00S" calcext:value-type="time">
            <text:p>02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3H00M00S" calcext:value-type="time">
            <text:p>03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3H05M00S" calcext:value-type="time">
            <text:p>03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3H10M00S" calcext:value-type="time">
            <text:p>03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4H00M00S" calcext:value-type="time">
            <text:p>04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4H05M00S" calcext:value-type="time">
            <text:p>04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4H10M00S" calcext:value-type="time">
            <text:p>04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5H00M00S" calcext:value-type="time">
            <text:p>05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5H05M00S" calcext:value-type="time">
            <text:p>05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5H10M00S" calcext:value-type="time">
            <text:p>05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00M00S" calcext:value-type="time">
            <text:p>06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6H05M00S" calcext:value-type="time">
            <text:p>06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6H10M00S" calcext:value-type="time">
            <text:p>06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7H00M00S" calcext:value-type="time">
            <text:p>07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7H05M00S" calcext:value-type="time">
            <text:p>07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7H10M00S" calcext:value-type="time">
            <text:p>07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8H00M00S" calcext:value-type="time">
            <text:p>08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8H05M00S" calcext:value-type="time">
            <text:p>08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8H10M00S" calcext:value-type="time">
            <text:p>08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00M00S" calcext:value-type="time">
            <text:p>09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05M00S" calcext:value-type="time">
            <text:p>09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9H10M00S" calcext:value-type="time">
            <text:p>09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00M00S" calcext:value-type="time">
            <text:p>12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05M00S" calcext:value-type="time">
            <text:p>12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10M00S" calcext:value-type="time">
            <text:p>12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4H00M00S" calcext:value-type="time">
            <text:p>14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4H05M00S" calcext:value-type="time">
            <text:p>14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4H10M00S" calcext:value-type="time">
            <text:p>14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6H00M00S" calcext:value-type="time">
            <text:p>16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6H05M00S" calcext:value-type="time">
            <text:p>16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6H10M00S" calcext:value-type="time">
            <text:p>16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7H00M00S" calcext:value-type="time">
            <text:p>17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7H05M00S" calcext:value-type="time">
            <text:p>17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7H10M00S" calcext:value-type="time">
            <text:p>17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0M00S" calcext:value-type="time">
            <text:p>18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5M00S" calcext:value-type="time">
            <text:p>18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0M00S" calcext:value-type="time">
            <text:p>18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00M00S" calcext:value-type="time">
            <text:p>19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05M00S" calcext:value-type="time">
            <text:p>19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10M00S" calcext:value-type="time">
            <text:p>19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0H00M00S" calcext:value-type="time">
            <text:p>20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0H05M00S" calcext:value-type="time">
            <text:p>20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0H10M00S" calcext:value-type="time">
            <text:p>20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1H00M00S" calcext:value-type="time">
            <text:p>21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1H05M00S" calcext:value-type="time">
            <text:p>21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1H10M00S" calcext:value-type="time">
            <text:p>21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2H00M00S" calcext:value-type="time">
            <text:p>22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2H05M00S" calcext:value-type="time">
            <text:p>22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22H10M00S" calcext:value-type="time">
            <text:p>22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23H00M00S" calcext:value-type="time">
            <text:p>23:0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23H05M00S" calcext:value-type="time">
            <text:p>23:05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1H10M00S" calcext:value-type="time">
            <text:p>11:10:00</text:p>
          </table:table-cell>
          <table:table-cell table:style-name="ce6" office:value-type="date" office:date-value="2021-01-01" calcext:value-type="date">
            <text:p>01/01/2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0:29:03.025637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6-08T10:29:12.547960924</dc:date>
    <meta:editing-duration>PT6H37M37S</meta:editing-duration>
    <meta:editing-cycles>6</meta:editing-cycles>
    <meta:document-statistic meta:table-count="1" meta:cell-count="366" meta:object-count="0"/>
  </office:meta>
</office:document-meta>
</file>